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91.49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/>
    <style:style style:name="ACOL-15" style:family="table-column">
      <style:table-column-properties style:column-width="314.25pt" style:use-optimal-column-width="true"/>
    </style:style>
    <style:style style:name="ACOL-16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/>
        <table:table-column table:default-cell-style-name="ACE-0" table:style-name="ACOL-9"/>
        <table:table-column table:default-cell-style-name="ACE-0" table:style-name="ACOL-6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095</text:p>
          </table:table-cell>
          <table:table-cell table:style-name="ACE-1" office:value-type="float" office:value="54.942999999999998">
            <text:p>54.943</text:p>
          </table:table-cell>
          <table:table-cell table:style-name="ACE-1" office:value-type="float" office:value="5.75">
            <text:p>5.750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880000000000003">
            <text:p>−38.8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Behre2003,Behre2007,Ludwig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094</text:p>
          </table:table-cell>
          <table:table-cell table:style-name="ACE-1" office:value-type="float" office:value="54.942999999999998">
            <text:p>54.943</text:p>
          </table:table-cell>
          <table:table-cell table:style-name="ACE-1" office:value-type="float" office:value="5.75">
            <text:p>5.750</text:p>
          </table:table-cell>
          <table:table-cell table:style-name="ACE-0" office:value-type="float" office:value="8485">
            <text:p>84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979999999999997">
            <text:p>−38.9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Ludwig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Vink-51</text:p>
          </table:table-cell>
          <table:table-cell table:style-name="ACE-1" office:value-type="float" office:value="54.697000000000003">
            <text:p>54.697</text:p>
          </table:table-cell>
          <table:table-cell table:style-name="ACE-1" office:value-type="float" office:value="6.1920000000000002">
            <text:p>6.192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6.700000000000003">
            <text:p>−46.7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Streif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Vink-52</text:p>
          </table:table-cell>
          <table:table-cell table:style-name="ACE-1" office:value-type="float" office:value="54.957000000000001">
            <text:p>54.957</text:p>
          </table:table-cell>
          <table:table-cell table:style-name="ACE-1" office:value-type="float" office:value="5.7080000000000002">
            <text:p>5.708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3.5">
            <text:p>−43.5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StreifEtal1983,Ludwig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5375</text:p>
          </table:table-cell>
          <table:table-cell table:style-name="ACE-1" office:value-type="float" office:value="55.076999999999998">
            <text:p>55.077</text:p>
          </table:table-cell>
          <table:table-cell table:style-name="ACE-1" office:value-type="float" office:value="5.8280000000000003">
            <text:p>5.828</text:p>
          </table:table-cell>
          <table:table-cell table:style-name="ACE-0" office:value-type="float" office:value="9165">
            <text:p>9165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fen-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8.740000000000002">
            <text:p>−48.74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Menke199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Vink-53</text:p>
          </table:table-cell>
          <table:table-cell table:style-name="ACE-1" office:value-type="float" office:value="55.323">
            <text:p>55.323</text:p>
          </table:table-cell>
          <table:table-cell table:style-name="ACE-1" office:value-type="float" office:value="6.5170000000000003">
            <text:p>6.517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18">
            <text:p>−38.1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Behre2003,Behre2007,Ludwig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5340</text:p>
          </table:table-cell>
          <table:table-cell table:style-name="ACE-1" office:value-type="float" office:value="54.902999999999999">
            <text:p>54.903</text:p>
          </table:table-cell>
          <table:table-cell table:style-name="ACE-1" office:value-type="float" office:value="6.8769999999999998">
            <text:p>6.877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159999999999997">
            <text:p>−34.16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5342</text:p>
          </table:table-cell>
          <table:table-cell table:style-name="ACE-1" office:value-type="float" office:value="54.912999999999997">
            <text:p>54.913</text:p>
          </table:table-cell>
          <table:table-cell table:style-name="ACE-1" office:value-type="float" office:value="6.9509999999999996">
            <text:p>6.951</text:p>
          </table:table-cell>
          <table:table-cell table:style-name="ACE-0" office:value-type="float" office:value="8840">
            <text:p>88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fen-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359999999999999">
            <text:p>−37.36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0336</text:p>
          </table:table-cell>
          <table:table-cell table:style-name="ACE-1" office:value-type="float" office:value="54.170000000000002">
            <text:p>54.170</text:p>
          </table:table-cell>
          <table:table-cell table:style-name="ACE-1" office:value-type="float" office:value="6.9829999999999997">
            <text:p>6.983</text:p>
          </table:table-cell>
          <table:table-cell table:style-name="ACE-0" office:value-type="float" office:value="8975">
            <text:p>897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350000000000001">
            <text:p>−39.35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Streif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1603</text:p>
          </table:table-cell>
          <table:table-cell table:style-name="ACE-1" office:value-type="float" office:value="54.109999999999999">
            <text:p>54.110</text:p>
          </table:table-cell>
          <table:table-cell table:style-name="ACE-1" office:value-type="float" office:value="6.9199999999999999">
            <text:p>6.920</text:p>
          </table:table-cell>
          <table:table-cell table:style-name="ACE-0" office:value-type="float" office:value="8535">
            <text:p>853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399999999999999">
            <text:p>−37.4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Streif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Vink-54</text:p>
          </table:table-cell>
          <table:table-cell table:style-name="ACE-1" office:value-type="float" office:value="54.118000000000002">
            <text:p>54.118</text:p>
          </table:table-cell>
          <table:table-cell table:style-name="ACE-1" office:value-type="float" office:value="7.2130000000000001">
            <text:p>7.213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950000000000003">
            <text:p>−38.95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StreifEtal1983,Ludwig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5406</text:p>
          </table:table-cell>
          <table:table-cell table:style-name="ACE-1" office:value-type="float" office:value="53.947000000000003">
            <text:p>53.947</text:p>
          </table:table-cell>
          <table:table-cell table:style-name="ACE-1" office:value-type="float" office:value="6.944">
            <text:p>6.944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2.990000000000002">
            <text:p>−32.99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man_Big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5407</text:p>
          </table:table-cell>
          <table:table-cell table:style-name="ACE-1" office:value-type="float" office:value="53.844999999999999">
            <text:p>53.845</text:p>
          </table:table-cell>
          <table:table-cell table:style-name="ACE-1" office:value-type="float" office:value="6.8120000000000003">
            <text:p>6.812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539999999999999">
            <text:p>−29.54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</text:p>
          </table:table-cell>
          <table:table-cell table:number-columns-repeated="240" table:style-name="ACE-0"/>
        </table:table-row>
        <table:table-row table:style-name="AROW-1" table:number-rows-repeated="38">
          <table:table-cell table:number-columns-repeated="3" table:style-name="ACE-0"/>
          <table:table-cell table:number-columns-repeated="2" table:style-name="ACE-1"/>
          <table:table-cell table:number-columns-repeated="251" table:style-name="ACE-0"/>
        </table:table-row>
        <table:table-row table:style-name="AROW-1" table:number-rows-repeated="22">
          <table:table-cell table:number-columns-repeated="256"/>
        </table:table-row>
        <table:table-row table:style-name="AROW-0" table:number-rows-repeated="28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6539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7:24:3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